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MyFoot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.423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423cm" fo:margin-bottom="0.423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.423cm" fo:margin-bottom="0.423cm" loext:contextual-spacing="false" fo:line-height="100%" fo:text-align="end" style:justify-single-word="false"/>
    </style:style>
    <style:style style:name="P5" style:family="paragraph" style:parent-style-name="Standard" style:master-page-name="Standard">
      <style:paragraph-properties fo:margin-top="0.423cm" fo:margin-bottom="0.423cm" loext:contextual-spacing="false" fo:line-height="100%" fo:text-align="justify" style:justify-single-word="false" style:page-number="auto"/>
    </style:style>
    <style:style style:name="P6" style:family="paragraph" style:parent-style-name="Standard" style:list-style-name="WWNum1">
      <style:paragraph-properties fo:margin-top="0cm" fo:margin-bottom="0cm" loext:contextual-spacing="false" fo:line-height="100%" fo:text-align="justify" style:justify-single-word="false"/>
    </style:style>
    <style:style style:name="P7" style:family="paragraph" style:parent-style-name="Standard">
      <style:paragraph-properties fo:margin-left="0.794cm" fo:margin-right="0cm" fo:margin-top="0.423cm" fo:margin-bottom="0.423cm" loext:contextual-spacing="false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.794cm" fo:margin-right="0cm" fo:margin-top="0.423cm" fo:margin-bottom="0.423cm" loext:contextual-spacing="false" fo:line-height="100%" fo:text-align="justify" style:justify-single-word="false" fo:text-indent="0cm" style:auto-text-indent="false"/>
      <style:text-properties fo:color="#000000" fo:font-size="12pt" style:font-size-asian="12pt" style:font-size-complex="12pt"/>
    </style:style>
    <style:style style:name="T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0cce15" style:font-size-asian="12pt" style:font-size-complex="12pt"/>
    </style:style>
    <style:style style:name="T5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000000" fo:font-size="12pt" fo:language="de" fo:country="DE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de" fo:country="DE" style:font-size-asian="12pt" style:font-size-complex="12pt"/>
    </style:style>
    <style:style style:name="T10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Formularz odstąpienia przez </text:span><text:span text:style-name="T5">Konsumenta sensu stricto</text:span><text:span text:style-name="T3"> oraz </text:span><text:span text:style-name="T5">Przedsiębiorcy na prawach Konsumenta</text:span><text:span text:style-name="T3"> od zawartej umowy</text:span></text:p>
      <text:p text:style-name="P4"><text:span text:style-name="T3"><text:line-break/>Miasto: ___________, dnia: __________ r.</text:span></text:p>
      <text:p text:style-name="P3"><text:span text:style-name="T3">Konsument/Przedsiębiorca na prawach Konsumenta:</text:span></text:p>
      <text:p text:style-name="P3"><text:span text:style-name="T3">Imię i nazwisko: ________________</text:span></text:p>
      <text:p text:style-name="P3"><text:span text:style-name="T3">Adres: ________________</text:span></text:p>
      <text:p text:style-name="P3"><text:span text:style-name="T3">E-mail: ________________</text:span></text:p>
      <text:p text:style-name="P3"><text:span text:style-name="T3">Tel: ________________</text:span></text:p>
      <text:p text:style-name="P4"><text:span text:style-name="T3">Przedsiębiorca: Kamila Buksa</text:span></text:p>
      <text:p text:style-name="P4"><text:span text:style-name="T3">Nazwa: Levarde</text:span></text:p>
      <text:p text:style-name="P4"><text:span text:style-name="T3">Adres: Ul. Podhalańska 20/16 34-400 Nowy Targ</text:span></text:p>
      <text:p text:style-name="P3"/>
      <text:p text:style-name="P2"><text:span text:style-name="T2"><text:line-break/><text:line-break/>FORMULARZ ODSTĄPIENIA PRZEZ KONSUMENTA LUB PRZEDSIĘBIORCY NA PRAWACH KONSUMENTA<text:line-break/>OD UMOWY O ŚWIADCZENIE USŁUG</text:span></text:p>
      <text:p text:style-name="P3"><text:span text:style-name="T3"><text:line-break/><text:line-break/><text:line-break/>Niniejszym, działając na podstawie art. 27 ustawy o prawach konsumenta z dnia 30 maja 2014 r. (tj. </text:span><text:span text:style-name="T5">Dz.U. z 2020 r. poz. 287</text:span><text:span text:style-name="T3">, ze zm.), w brzmieniu:</text:span></text:p>
      <text:p text:style-name="P3"><text:span text:style-name="T3"><text:line-break/><text:line-break/>Art. 27 ustawy o prawach konsumenta</text:span></text:p>
      <text:p text:style-name="P3"><text:span text:style-name="T5">Konsument, który zawarł umowę na odległość lub poza lokalem przedsiębiorstwa, może w terminie 14 dni odstąpić od niej bez podawania przyczyny i bez ponoszenia kosztów, z wyjątkiem kosztów określonych w art. 33, art. 34 ust. 2 i art. 35.</text:span></text:p>
      <text:p text:style-name="P3"><text:span text:style-name="T3"><text:line-break/><text:line-break/>informuję o odstąpieniu od umowy, zawartej dnia _______________ r., polegającej na:</text:span></text:p>
      <text:p text:style-name="P3"><text:span text:style-name="T3"><text:line-break/>______________________________________________________________________</text:span></text:p>
      <text:p text:style-name="P3"><text:soft-page-break/><text:span text:style-name="T3"><text:line-break/>______________________________________________________________________</text:span></text:p>
      <text:p text:style-name="P3"><text:span text:style-name="T3"><text:line-break/>______________________________________________________________________</text:span></text:p>
      <text:p text:style-name="P3"><text:span text:style-name="T3"><text:line-break/>W związku z powyższym, uprzejmie proszę o zwrot następującej kwoty pieniężnej, wynikającej z odstąpienia od umowy: ______ zł (słownie: _________________________________), którą należy przelać na następujący numer rachunku bankowego: _________________________.</text:span></text:p>
      <text:p text:style-name="P3"/>
      <text:p text:style-name="P4"><text:span text:style-name="T3"><text:line-break/><text:line-break/><text:line-break/>Z wyrazami szacunku,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1pt" fo:language="pl" fo:country="PL" style:letter-kerning="false" style:font-name-asian="Helvetica1" style:font-size-asian="11pt" style:language-asian="pl" style:country-asian="PL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Helvetica" fo:font-size="11pt" fo:language="pl" fo:country="PL" style:letter-kerning="false" style:font-name-asian="Helvetica1" style:font-size-asian="11pt" style:language-asian="pl" style:country-asian="PL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_20_PHPDOCX" style:display-name="Heading 1 PHPDOCX" style:family="paragraph" style:parent-style-name="Standard" style:next-style-name="Standard" style:default-outline-level="1" style:list-style-name="">
      <style:paragraph-properties fo:margin-top="0.847cm" fo:margin-bottom="0cm" loext:contextual-spacing="false" fo:keep-together="always" fo:keep-with-next="always"/>
      <style:text-properties fo:color="#365f91" style:font-name="Helvetica" fo:font-family="Helvetic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PHPDOCX" style:display-name="Heading 2 PHPDOCX" style:family="paragraph" style:parent-style-name="Standard" style:next-style-name="Standard" style:default-outline-level="2" style:list-style-name="">
      <style:paragraph-properties fo:margin-top="0.353cm" fo:margin-bottom="0cm" loext:contextual-spacing="false" fo:keep-together="always" fo:keep-with-next="always"/>
      <style:text-properties fo:color="#4f81bd" style:font-name="Helvetica" fo:font-family="Helvetic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PHPDOCX" style:display-name="Heading 3 PHPDOCX" style:family="paragraph" style:parent-style-name="Standard" style:next-style-name="Standard" style:default-outline-level="3" style:list-style-name="">
      <style:paragraph-properties fo:margin-top="0.353cm" fo:margin-bottom="0cm" loext:contextual-spacing="false" fo:keep-together="always" fo:keep-with-next="always"/>
      <style:text-properties fo:color="#4f81bd" style:font-name="Helvetica" fo:font-family="Helvetic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PHPDOCX" style:display-name="Heading 4 PHPDOCX" style:family="paragraph" style:parent-style-name="Standard" style:next-style-name="Standard" style:default-outline-level="4" style:list-style-name="">
      <style:paragraph-properties fo:margin-top="0.353cm" fo:margin-bottom="0cm" loext:contextual-spacing="false" fo:keep-together="always" fo:keep-with-next="always"/>
      <style:text-properties fo:color="#4f81bd" style:font-name="Helvetica" fo:font-family="Helvetic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PHPDOCX" style:display-name="Heading 5 PHPDOCX" style:family="paragraph" style:parent-style-name="Standard" style:next-style-name="Standard" style:default-outline-level="5" style:list-style-name="">
      <style:paragraph-properties fo:margin-top="0.353cm" fo:margin-bottom="0cm" loext:contextual-spacing="false" fo:keep-together="always" fo:keep-with-next="always"/>
      <style:text-properties fo:color="#243f60" style:font-name="Helvetica" fo:font-family="Helvetic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PHPDOCX" style:display-name="Heading 6 PHPDOCX" style:family="paragraph" style:parent-style-name="Standard" style:next-style-name="Standard" style:default-outline-level="6" style:list-style-name="">
      <style:paragraph-properties fo:margin-top="0.353cm" fo:margin-bottom="0cm" loext:contextual-spacing="false" fo:keep-together="always" fo:keep-with-next="always"/>
      <style:text-properties fo:color="#243f60" style:font-name="Helvetica" fo:font-family="Helvetic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PHPDOCX" style:display-name="Heading 7 PHPDOCX" style:family="paragraph" style:parent-style-name="Standard" style:next-style-name="Standard" style:default-outline-level="7" style:list-style-name="">
      <style:paragraph-properties fo:margin-top="0.353cm" fo:margin-bottom="0cm" loext:contextual-spacing="false" fo:keep-together="always" fo:keep-with-next="always"/>
      <style:text-properties fo:color="#404040" style:font-name="Helvetica" fo:font-family="Helvetic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PHPDOCX" style:display-name="Heading 8 PHPDOCX" style:family="paragraph" style:parent-style-name="Standard" style:next-style-name="Standard" style:default-outline-level="8" style:list-style-name="">
      <style:paragraph-properties fo:margin-top="0.353cm" fo:margin-bottom="0cm" loext:contextual-spacing="false" fo:keep-together="always" fo:keep-with-next="always"/>
      <style:text-properties fo:color="#404040" style:font-name="Helvetica" fo:font-family="Helvetic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PHPDOCX" style:display-name="Heading 9 PHPDOCX" style:family="paragraph" style:parent-style-name="Standard" style:next-style-name="Standard" style:default-outline-level="9" style:list-style-name="">
      <style:paragraph-properties fo:margin-top="0.353cm" fo:margin-bottom="0cm" loext:contextual-spacing="false" fo:keep-together="always" fo:keep-with-next="always"/>
      <style:text-properties fo:color="#404040" style:font-name="Helvetica" fo:font-family="Helvetic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annotation_20_text_20_PHPDOCX" style:display-name="annotation text PHPDOCX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_20_PHPDOCX" style:display-name="annotation subject PHPDOCX" style:family="paragraph" style:parent-style-name="annotation_20_text_20_PHPDOCX" style:next-style-name="annotation_20_text_20_PHPDOCX" style:default-outline-level="">
      <style:text-properties fo:font-weight="bold" style:font-weight-asian="bold" style:font-weight-complex="bold"/>
    </style:style>
    <style:style style:name="Balloon_20_Text_20_PHPDOCX" style:display-name="Balloon Text PHPDOCX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PHPDOCX" style:display-name="footnote Text PHPDOCX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_20_Text_20_PHPDOCX" style:display-name="endnote Text PHPDOCX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itle_20_PHPDOCX" style:display-name="Title PHPDOCX" style:family="paragraph" style:parent-style-name="Standard" style:next-style-name="Standard" style:default-outline-level="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Helvetica" fo:font-family="Helvetic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PHPDOCX" style:display-name="Subtitle PHPDOCX" style:family="paragraph" style:parent-style-name="Standard" style:next-style-name="Standard" style:default-outline-level="">
      <style:text-properties fo:color="#4f81bd" style:font-name="Helvetica" fo:font-family="Helvetic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Quote_20_PHPDOCX" style:display-name="Quote PHPDOCX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_20_PHPDOCX" style:display-name="Intense Quote PHPDOCX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_20_PHPDOCX" style:display-name="List Paragraph PHPDOCX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_20_PHPDOCX" style:display-name="No Spacing PHPDOCX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MyFooter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808080" fo:font-size="10pt" fo:font-style="italic" style:font-size-asian="10pt" style:font-style-asian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annotation_20_reference_20_PHPDOCX" style:display-name="annotation reference PHPDOCX" style:family="text" style:parent-style-name="Default_20_Paragraph_20_Font_20_PHPDOCX">
      <style:text-properties fo:font-size="8pt" style:font-size-asian="8pt" style:font-size-complex="8pt"/>
    </style:style>
    <style:style style:name="Comment_20_Text_20_Char_20_PHPDOCX" style:display-name="Comment Text Char PHPDOCX" style:family="text" style:parent-style-name="Default_20_Paragraph_20_Font_20_PHPDOCX">
      <style:text-properties fo:font-size="10pt" style:font-size-asian="10pt" style:font-size-complex="10pt"/>
    </style:style>
    <style:style style:name="Comment_20_Subject_20_Char_20_PHPDOCX" style:display-name="Comment Subject Char PHPDOCX" style:family="text" style:parent-style-name="Comment_20_Text_20_Char_20_PHPDOCX">
      <style:text-properties fo:font-size="10pt" fo:font-weight="bold" style:font-size-asian="10pt" style:font-weight-asian="bold" style:font-size-complex="10pt" style:font-weight-complex="bold"/>
    </style:style>
    <style:style style:name="Balloon_20_Text_20_Char_20_PHPDOCX" style:display-name="Balloon Text Char PHPDOCX" style:family="text" style:parent-style-name="Default_20_Paragraph_20_Font_20_PHPDOCX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ar_20_PHPDOCX" style:display-name="footnote text Car PHPDOCX" style:family="text" style:parent-style-name="Default_20_Paragraph_20_Font_20_PHPDOCX">
      <style:text-properties fo:font-size="10pt" style:font-size-asian="10pt" style:font-size-complex="10pt"/>
    </style:style>
    <style:style style:name="footnote_20_Reference_20_PHPDOCX" style:display-name="footnote Reference PHPDOCX" style:family="text" style:parent-style-name="Default_20_Paragraph_20_Font_20_PHPDOCX">
      <style:text-properties style:text-position="super 58%"/>
    </style:style>
    <style:style style:name="endnote_20_text_20_Car_20_PHPDOCX" style:display-name="endnote text Car PHPDOCX" style:family="text" style:parent-style-name="Default_20_Paragraph_20_Font_20_PHPDOCX">
      <style:text-properties fo:font-size="10pt" style:font-size-asian="10pt" style:font-size-complex="10pt"/>
    </style:style>
    <style:style style:name="endnote_20_Reference_20_PHPDOCX" style:display-name="endnote Reference PHPDOCX" style:family="text" style:parent-style-name="Default_20_Paragraph_20_Font_20_PHPDOCX">
      <style:text-properties style:text-position="super 58%"/>
    </style:style>
    <style:style style:name="Default_20_Paragraph_20_Font_20_PHPDOCX" style:display-name="Default Paragraph Font PHPDOCX" style:family="text"/>
    <style:style style:name="Heading_20_1_20_Car_20_PHPDOCX" style:display-name="Heading 1 Car PHPDOCX" style:family="text" style:parent-style-name="Default_20_Paragraph_20_Font_20_PHPDOCX">
      <style:text-properties fo:color="#365f91" style:font-name="Helvetica" fo:font-family="Helvetic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ar_20_PHPDOCX" style:display-name="Heading 2 Car PHPDOCX" style:family="text" style:parent-style-name="Default_20_Paragraph_20_Font_20_PHPDOCX">
      <style:text-properties fo:color="#4f81bd" style:font-name="Helvetica" fo:font-family="Helvetic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ar_20_PHPDOCX" style:display-name="Heading 3 Car PHPDOCX" style:family="text" style:parent-style-name="Default_20_Paragraph_20_Font_20_PHPDOCX">
      <style:text-properties fo:color="#4f81bd" style:font-name="Helvetica" fo:font-family="Helvetic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ar_20_PHPDOCX" style:display-name="Heading 4 Car PHPDOCX" style:family="text" style:parent-style-name="Default_20_Paragraph_20_Font_20_PHPDOCX">
      <style:text-properties fo:color="#4f81bd" style:font-name="Helvetica" fo:font-family="Helvetic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ar_20_PHPDOCX" style:display-name="Heading 5 Car PHPDOCX" style:family="text" style:parent-style-name="Default_20_Paragraph_20_Font_20_PHPDOCX">
      <style:text-properties fo:color="#243f60" style:font-name="Helvetica" fo:font-family="Helvetic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ar_20_PHPDOCX" style:display-name="Heading 6 Car PHPDOCX" style:family="text" style:parent-style-name="Default_20_Paragraph_20_Font_20_PHPDOCX">
      <style:text-properties fo:color="#243f60" style:font-name="Helvetica" fo:font-family="Helvetic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ar_20_PHPDOCX" style:display-name="Heading 7 Car PHPDOCX" style:family="text" style:parent-style-name="Default_20_Paragraph_20_Font_20_PHPDOCX">
      <style:text-properties fo:color="#404040" style:font-name="Helvetica" fo:font-family="Helvetic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itle_20_Car_20_PHPDOCX" style:display-name="Title Car PHPDOCX" style:family="text" style:parent-style-name="Default_20_Paragraph_20_Font_20_PHPDOCX">
      <style:text-properties fo:color="#17365d" style:font-name="Helvetica" fo:font-family="Helvetic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ar_20_PHPDOCX" style:display-name="Subtitle Car PHPDOCX" style:family="text" style:parent-style-name="Default_20_Paragraph_20_Font_20_PHPDOCX">
      <style:text-properties fo:color="#4f81bd" style:font-name="Helvetica" fo:font-family="Helvetic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Subtle_20_Emphasis_20_PHPDOCX" style:display-name="Subtle Emphasis PHPDOCX" style:family="text" style:parent-style-name="Default_20_Paragraph_20_Font_20_PHPDOCX">
      <style:text-properties fo:color="#808080" fo:font-style="italic" style:font-style-asian="italic" style:font-style-complex="italic"/>
    </style:style>
    <style:style style:name="Emphasis_20_PHPDOCX" style:display-name="Emphasis PHPDOCX" style:family="text" style:parent-style-name="Default_20_Paragraph_20_Font_20_PHPDOCX">
      <style:text-properties fo:font-style="italic" style:font-style-asian="italic" style:font-style-complex="italic"/>
    </style:style>
    <style:style style:name="Intense_20_Emphasis_20_PHPDOCX" style:display-name="Intense Emphasis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_20_PHPDOCX" style:display-name="Strong PHPDOCX" style:family="text" style:parent-style-name="Default_20_Paragraph_20_Font_20_PHPDOCX">
      <style:text-properties fo:font-weight="bold" style:font-weight-asian="bold" style:font-weight-complex="bold"/>
    </style:style>
    <style:style style:name="Quote_20_Car_20_PHPDOCX" style:display-name="Quote Car PHPDOCX" style:family="text" style:parent-style-name="Default_20_Paragraph_20_Font_20_PHPDOCX">
      <style:text-properties fo:color="#000000" fo:font-style="italic" style:font-style-asian="italic" style:font-style-complex="italic"/>
    </style:style>
    <style:style style:name="Intense_20_Quote_20_Car_20_PHPDOCX" style:display-name="Intense Quote Car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_20_PHPDOCX" style:display-name="Subtle Reference PHPDOCX" style:family="text" style:parent-style-name="Default_20_Paragraph_20_Font_20_PHPDOCX">
      <style:text-properties fo:font-variant="small-caps" fo:color="#c0504d" style:text-underline-style="solid" style:text-underline-width="auto" style:text-underline-color="font-color"/>
    </style:style>
    <style:style style:name="Intense_20_Reference_20_PHPDOCX" style:display-name="Intense Reference PHPDOCX" style:family="text" style:parent-style-name="Default_20_Paragraph_20_Font_20_PHPDOCX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_20_PHPDOCX" style:display-name="Book Title PHPDOCX" style:family="text" style:parent-style-name="Default_20_Paragraph_20_Font_20_PHPDOCX">
      <style:text-properties fo:font-variant="small-caps" fo:letter-spacing="0.009cm" fo:font-weight="bold" style:font-weight-asian="bold" style:font-weight-complex="bold"/>
    </style:style>
    <style:style style:name="Heading_20_8_20_Car_20_PHPDOCX" style:display-name="Heading 8 Car PHPDOCX" style:family="text" style:parent-style-name="Default_20_Paragraph_20_Font_20_PHPDOCX">
      <style:text-properties fo:color="#404040" style:font-name="Helvetica" fo:font-family="Helvetic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ar_20_PHPDOCX" style:display-name="Heading 9 Car PHPDOCX" style:family="text" style:parent-style-name="Default_20_Paragraph_20_Font_20_PHPDOCX">
      <style:text-properties fo:color="#404040" style:font-name="Helvetica" fo:font-family="Helvetic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MyFooterCar" style:family="text">
      <style:text-properties fo:color="#808080" fo:font-size="10pt" fo:font-style="italic" style:font-size-asian="10pt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PHPDOCX" style:display-name="No List PHPDOCX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My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HPDocX</meta:initial-creator>
    <meta:editing-cycles>3</meta:editing-cycles>
    <meta:creation-date>2023-08-06T19:25:00</meta:creation-date>
    <dc:date>2023-09-13T19:57:14.944000000</dc:date>
    <meta:editing-duration>PT29M5S</meta:editing-duration>
    <meta:generator>LibreOffice/6.4.4.2$Windows_X86_64 LibreOffice_project/3d775be2011f3886db32dfd395a6a6d1ca2630ff</meta:generator>
    <meta:document-statistic meta:table-count="0" meta:image-count="0" meta:object-count="0" meta:page-count="2" meta:paragraph-count="21" meta:word-count="178" meta:character-count="1504" meta:non-whitespace-character-count="13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